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language="ru" fo:country="RU" officeooo:rsid="000b2206" officeooo:paragraph-rsid="000b22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 лесу родилась Ёлочка</text:p>
      <text:p text:style-name="P1">В лесу она росла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4T11:50:13.758000000</dc:date>
    <meta:editing-duration>PT43S</meta:editing-duration>
    <meta:editing-cycles>1</meta:editing-cycles>
    <meta:document-statistic meta:table-count="0" meta:image-count="0" meta:object-count="0" meta:page-count="1" meta:paragraph-count="2" meta:word-count="8" meta:character-count="38" meta:non-whitespace-character-count="32"/>
    <meta:generator>LibreOffice/7.5.0.3$Windows_X86_64 LibreOffice_project/c21113d003cd3efa8c53188764377a8272d9d6de</meta:generator>
  </office:meta>
</office:document-meta>
</file>